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11.35cm" fo:min-width="15.8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15.8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1.5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2.6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3.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999999"/>
    </style:style>
    <style:style style:name="T1" style:family="text">
      <style:text-properties fo:color="#9999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3cm" svg:height="11.6cm" svg:x="1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6.3cm" svg:height="1cm" svg:x="1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3cm" svg:height="1cm" svg:x="1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3cm" svg:height="1cm" svg:x="1cm" svg:y="12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cm" svg:x="1cm" svg:y="3cm">
          <text:p text:style-name="P1">Ope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3cm" svg:y="3cm">
          <text:p text:style-name="P2"><text:span text:style-name="T1">Sav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5cm" svg:y="3cm">
          <text:p text:style-name="P2"><text:span text:style-name="T1">Clos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cm" svg:x="1cm" svg:y="2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cm" svg:x="3cm" svg:y="2cm">
          <text:p text:style-name="P1">Edit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cm" svg:height="1cm" svg:x="6.9cm" svg:y="3cm">
          <text:p text:style-name="P2"><text:span text:style-name="T1">New Even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6cm" svg:height="1cm" svg:x="10cm" svg:y="3cm">
          <text:p text:style-name="P2"><text:span text:style-name="T1">New Recor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3cm" svg:height="1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19:40:23.239000000</meta:creation-date>
    <dc:date>2014-12-01T20:52:29.746000000</dc:date>
    <meta:editing-duration>PT1M59S</meta:editing-duration>
    <meta:editing-cycles>3</meta:editing-cycles>
    <meta:generator>LibreOffice/4.3.2.2$Windows_x86 LibreOffice_project/edfb5295ba211bd31ad47d0bad0118690f76407d</meta:generator>
    <meta:document-statistic meta:object-count="12"/>
  </office:meta>
</office:document-meta>
</file>